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5-07-1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550232" calcext:value-type="float">
            <text:p>220.5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5-04-08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51528" calcext:value-type="float">
            <text:p>220.2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5-01-0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3324" calcext:value-type="float">
            <text:p>220.2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4-10-1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66768" calcext:value-type="float">
            <text:p>220.2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4-07-10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72864" calcext:value-type="float">
            <text:p>220.2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4-04-0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30192" calcext:value-type="float">
            <text:p>220.2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4-01-16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89984" calcext:value-type="float">
            <text:p>220.0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3-10-12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15536" calcext:value-type="float">
            <text:p>220.3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3-07-13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452696" calcext:value-type="float">
            <text:p>220.4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3-04-0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3992" calcext:value-type="float">
            <text:p>220.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3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3324" calcext:value-type="float">
            <text:p>220.2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2-10-1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75912" calcext:value-type="float">
            <text:p>220.2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2-07-13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6372" calcext:value-type="float">
            <text:p>220.2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2-04-19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9608" calcext:value-type="float">
            <text:p>220.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2-01-2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77208" calcext:value-type="float">
            <text:p>219.9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1-10-19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13784" calcext:value-type="float">
            <text:p>220.0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1-07-2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227144" calcext:value-type="float">
            <text:p>220.2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1-04-2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9128" calcext:value-type="float">
            <text:p>219.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1-01-11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57168" calcext:value-type="float">
            <text:p>219.6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0-10-14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6936" calcext:value-type="float">
            <text:p>219.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0-07-0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38296" calcext:value-type="float">
            <text:p>219.5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0-04-0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9316" calcext:value-type="float">
            <text:p>219.5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20-01-1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02304" calcext:value-type="float">
            <text:p>219.6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9-10-1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56" calcext:value-type="float">
            <text:p>219.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9-07-1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32784" calcext:value-type="float">
            <text:p>219.6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9-04-08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17544" calcext:value-type="float">
            <text:p>219.6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9-01-24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57168" calcext:value-type="float">
            <text:p>219.6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8-10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29736" calcext:value-type="float">
            <text:p>219.6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8-07-1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66312" calcext:value-type="float">
            <text:p>219.6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8-04-0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60216" calcext:value-type="float">
            <text:p>219.6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8-01-09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68776" calcext:value-type="float">
            <text:p>219.5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7-10-1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26688" calcext:value-type="float">
            <text:p>219.6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7-07-18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18128" calcext:value-type="float">
            <text:p>219.7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7-04-0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15664" calcext:value-type="float">
            <text:p>219.8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7-01-18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95496" calcext:value-type="float">
            <text:p>219.9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6-10-11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99128" calcext:value-type="float">
            <text:p>220.0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6-07-18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300296" calcext:value-type="float">
            <text:p>220.3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6-04-05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8084" calcext:value-type="float">
            <text:p>220.0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6-01-0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79672" calcext:value-type="float">
            <text:p>219.8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5-10-2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2844" calcext:value-type="float">
            <text:p>219.9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5-07-0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01008" calcext:value-type="float">
            <text:p>219.9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5-04-1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160088" calcext:value-type="float">
            <text:p>220.1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5-01-06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02888" calcext:value-type="float">
            <text:p>219.7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4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4556" calcext:value-type="float">
            <text:p>219.7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4-04-0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22344" calcext:value-type="float">
            <text:p>219.9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4-01-0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12616" calcext:value-type="float">
            <text:p>219.8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3-10-2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30904" calcext:value-type="float">
            <text:p>219.8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3-07-0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34536" calcext:value-type="float">
            <text:p>219.9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3-04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87648" calcext:value-type="float">
            <text:p>219.6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3-01-0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78504" calcext:value-type="float">
            <text:p>219.6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2-10-1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1508" calcext:value-type="float">
            <text:p>219.7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2-07-1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2176" calcext:value-type="float">
            <text:p>219.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2-04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4744" calcext:value-type="float">
            <text:p>219.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2-01-0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82848" calcext:value-type="float">
            <text:p>219.3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1-10-19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83432" calcext:value-type="float">
            <text:p>219.4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1-07-13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23056" calcext:value-type="float">
            <text:p>219.5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1-04-13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66896" calcext:value-type="float">
            <text:p>219.7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1-01-1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90112" calcext:value-type="float">
            <text:p>219.5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0-10-13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64432" calcext:value-type="float">
            <text:p>219.8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0-07-13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12032" calcext:value-type="float">
            <text:p>219.7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0-04-15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6936" calcext:value-type="float">
            <text:p>219.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10-01-0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52952" calcext:value-type="float">
            <text:p>219.4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9-10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7792" calcext:value-type="float">
            <text:p>219.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9-07-06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71824" calcext:value-type="float">
            <text:p>219.5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9-04-0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05936" calcext:value-type="float">
            <text:p>219.7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9-01-0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00424" calcext:value-type="float">
            <text:p>219.8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8-11-1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51656" calcext:value-type="float">
            <text:p>219.7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8-10-2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952824" calcext:value-type="float">
            <text:p>219.9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8-07-08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016832" calcext:value-type="float">
            <text:p>220.0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8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05936" calcext:value-type="float">
            <text:p>219.7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8-01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96208" calcext:value-type="float">
            <text:p>219.5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7-10-2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4744" calcext:value-type="float">
            <text:p>219.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7-07-1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69944" calcext:value-type="float">
            <text:p>219.7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7-04-0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5412" calcext:value-type="float">
            <text:p>219.6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7-01-03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72408" calcext:value-type="float">
            <text:p>219.6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6-10-3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18128" calcext:value-type="float">
            <text:p>219.7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6-07-1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65144" calcext:value-type="float">
            <text:p>219.4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6-04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93744" calcext:value-type="float">
            <text:p>219.6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6-01-04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60216" calcext:value-type="float">
            <text:p>219.6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5-10-1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12616" calcext:value-type="float">
            <text:p>219.8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5-07-14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50488" calcext:value-type="float">
            <text:p>219.5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5-03-3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9128" calcext:value-type="float">
            <text:p>219.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5-01-1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580968" calcext:value-type="float">
            <text:p>219.5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4-10-0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2364" calcext:value-type="float">
            <text:p>219.6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4-07-0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80652" calcext:value-type="float">
            <text:p>219.8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4-03-29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6084" calcext:value-type="float">
            <text:p>219.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4-01-1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77336" calcext:value-type="float">
            <text:p>219.4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3-10-0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95624" calcext:value-type="float">
            <text:p>219.4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3-06-3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413328" calcext:value-type="float">
            <text:p>219.4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3-04-1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184728" calcext:value-type="float">
            <text:p>219.1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23184" calcext:value-type="float">
            <text:p>219.0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01848" calcext:value-type="float">
            <text:p>219.0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093288" calcext:value-type="float">
            <text:p>219.0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2-04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27528" calcext:value-type="float">
            <text:p>218.7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96464" calcext:value-type="float">
            <text:p>218.5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08072" calcext:value-type="float">
            <text:p>218.5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75128" calcext:value-type="float">
            <text:p>218.5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13584" calcext:value-type="float">
            <text:p>218.4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91664" calcext:value-type="float">
            <text:p>218.2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40432" calcext:value-type="float">
            <text:p>218.3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5872" calcext:value-type="float">
            <text:p>218.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93544" calcext:value-type="float">
            <text:p>218.0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2000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9964" calcext:value-type="float">
            <text:p>218.0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26488" calcext:value-type="float">
            <text:p>218.0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1488" calcext:value-type="float">
            <text:p>218.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9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6916" calcext:value-type="float">
            <text:p>218.0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56384" calcext:value-type="float">
            <text:p>217.9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86864" calcext:value-type="float">
            <text:p>217.9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10664" calcext:value-type="float">
            <text:p>217.9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86864" calcext:value-type="float">
            <text:p>217.9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8-04-0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26488" calcext:value-type="float">
            <text:p>218.0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8-01-1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89912" calcext:value-type="float">
            <text:p>217.9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7-10-0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3868" calcext:value-type="float">
            <text:p>218.0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7-07-22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58136" calcext:value-type="float">
            <text:p>218.2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7-04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70328" calcext:value-type="float">
            <text:p>218.2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6-10-0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9588" calcext:value-type="float">
            <text:p>218.4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6-08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45232" calcext:value-type="float">
            <text:p>218.6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6-06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8064" calcext:value-type="float">
            <text:p>218.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0444" calcext:value-type="float">
            <text:p>218.4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61768" calcext:value-type="float">
            <text:p>218.3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52624" calcext:value-type="float">
            <text:p>218.3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5684" calcext:value-type="float">
            <text:p>218.5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5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88488" calcext:value-type="float">
            <text:p>218.78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75128" calcext:value-type="float">
            <text:p>218.5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940888" calcext:value-type="float">
            <text:p>218.9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60472" calcext:value-type="float">
            <text:p>218.6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68448" calcext:value-type="float">
            <text:p>218.4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62352" calcext:value-type="float">
            <text:p>218.4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21432" calcext:value-type="float">
            <text:p>218.7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84272" calcext:value-type="float">
            <text:p>218.5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00096" calcext:value-type="float">
            <text:p>218.7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2636" calcext:value-type="float">
            <text:p>218.5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44648" calcext:value-type="float">
            <text:p>218.5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14752" calcext:value-type="float">
            <text:p>218.6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83104" calcext:value-type="float">
            <text:p>218.3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00808" calcext:value-type="float">
            <text:p>218.3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42312" calcext:value-type="float">
            <text:p>218.1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34336" calcext:value-type="float">
            <text:p>218.3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892" calcext:value-type="float">
            <text:p>218.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51456" calcext:value-type="float">
            <text:p>218.1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11248" calcext:value-type="float">
            <text:p>218.0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47824" calcext:value-type="float">
            <text:p>218.0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15464" calcext:value-type="float">
            <text:p>218.2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9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41144" calcext:value-type="float">
            <text:p>217.9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39976" calcext:value-type="float">
            <text:p>217.7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9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04568" calcext:value-type="float">
            <text:p>217.9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75256" calcext:value-type="float">
            <text:p>218.0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28368" calcext:value-type="float">
            <text:p>217.8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16176" calcext:value-type="float">
            <text:p>217.8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30248" calcext:value-type="float">
            <text:p>217.6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61312" calcext:value-type="float">
            <text:p>217.7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11376" calcext:value-type="float">
            <text:p>217.5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0716" calcext:value-type="float">
            <text:p>217.3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7-10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8524" calcext:value-type="float">
            <text:p>217.1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22984" calcext:value-type="float">
            <text:p>217.4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24864" calcext:value-type="float">
            <text:p>217.2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60856" calcext:value-type="float">
            <text:p>217.1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1712" calcext:value-type="float">
            <text:p>217.1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3216" calcext:value-type="float">
            <text:p>216.9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87704" calcext:value-type="float">
            <text:p>217.0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8184" calcext:value-type="float">
            <text:p>217.1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74928" calcext:value-type="float">
            <text:p>216.9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04824" calcext:value-type="float">
            <text:p>216.9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29208" calcext:value-type="float">
            <text:p>216.9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176" calcext:value-type="float">
            <text:p>217.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0168" calcext:value-type="float">
            <text:p>216.9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37184" calcext:value-type="float">
            <text:p>216.7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2804" calcext:value-type="float">
            <text:p>216.7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88416" calcext:value-type="float">
            <text:p>216.6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57936" calcext:value-type="float">
            <text:p>216.6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5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78688" calcext:value-type="float">
            <text:p>216.5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83616" calcext:value-type="float">
            <text:p>216.3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14096" calcext:value-type="float">
            <text:p>216.41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17144" calcext:value-type="float">
            <text:p>216.4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59816" calcext:value-type="float">
            <text:p>216.4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1468" calcext:value-type="float">
            <text:p>216.5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12216" calcext:value-type="float">
            <text:p>216.6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41984" calcext:value-type="float">
            <text:p>217.0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2804" calcext:value-type="float">
            <text:p>216.7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74344" calcext:value-type="float">
            <text:p>216.8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4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84072" calcext:value-type="float">
            <text:p>216.9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4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4808" calcext:value-type="float">
            <text:p>217.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3284" calcext:value-type="float">
            <text:p>217.0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84072" calcext:value-type="float">
            <text:p>216.9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6744" calcext:value-type="float">
            <text:p>217.0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2088" calcext:value-type="float">
            <text:p>217.1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73048" calcext:value-type="float">
            <text:p>217.1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6784" calcext:value-type="float">
            <text:p>217.3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68704" calcext:value-type="float">
            <text:p>217.4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69288" calcext:value-type="float">
            <text:p>217.5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61312" calcext:value-type="float">
            <text:p>217.7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27784" calcext:value-type="float">
            <text:p>217.7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24736" calcext:value-type="float">
            <text:p>217.7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52168" calcext:value-type="float">
            <text:p>217.7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52752" calcext:value-type="float">
            <text:p>217.8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1864" calcext:value-type="float">
            <text:p>217.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2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22272" calcext:value-type="float">
            <text:p>217.8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87448" calcext:value-type="float">
            <text:p>218.0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81936" calcext:value-type="float">
            <text:p>218.1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3868" calcext:value-type="float">
            <text:p>218.0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99056" calcext:value-type="float">
            <text:p>217.9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66112" calcext:value-type="float">
            <text:p>218.0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60016" calcext:value-type="float">
            <text:p>218.0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96592" calcext:value-type="float">
            <text:p>218.0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29536" calcext:value-type="float">
            <text:p>218.0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68576" calcext:value-type="float">
            <text:p>217.9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6916" calcext:value-type="float">
            <text:p>218.0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4536" calcext:value-type="float">
            <text:p>218.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18512" calcext:value-type="float">
            <text:p>218.2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227656" calcext:value-type="float">
            <text:p>218.2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844" calcext:value-type="float">
            <text:p>218.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17928" calcext:value-type="float">
            <text:p>218.1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17344" calcext:value-type="float">
            <text:p>218.0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05152" calcext:value-type="float">
            <text:p>218.0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25904" calcext:value-type="float">
            <text:p>217.9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58848" calcext:value-type="float">
            <text:p>217.8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0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0152" calcext:value-type="float">
            <text:p>217.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41144" calcext:value-type="float">
            <text:p>217.9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63648" calcext:value-type="float">
            <text:p>218.1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69744" calcext:value-type="float">
            <text:p>218.1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14296" calcext:value-type="float">
            <text:p>218.0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0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35632" calcext:value-type="float">
            <text:p>218.0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9964" calcext:value-type="float">
            <text:p>218.0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17344" calcext:value-type="float">
            <text:p>218.0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7772" calcext:value-type="float">
            <text:p>217.9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8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74672" calcext:value-type="float">
            <text:p>217.9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1676" calcext:value-type="float">
            <text:p>217.9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13712" calcext:value-type="float">
            <text:p>217.9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44192" calcext:value-type="float">
            <text:p>217.9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96008" calcext:value-type="float">
            <text:p>217.9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96592" calcext:value-type="float">
            <text:p>218.0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148408" calcext:value-type="float">
            <text:p>218.1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029536" calcext:value-type="float">
            <text:p>218.0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95424" calcext:value-type="float">
            <text:p>217.8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4056" calcext:value-type="float">
            <text:p>217.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28368" calcext:value-type="float">
            <text:p>217.8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31416" calcext:value-type="float">
            <text:p>217.8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67408" calcext:value-type="float">
            <text:p>217.7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58264" calcext:value-type="float">
            <text:p>217.7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31416" calcext:value-type="float">
            <text:p>217.8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77136" calcext:value-type="float">
            <text:p>217.8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7772" calcext:value-type="float">
            <text:p>217.9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974672" calcext:value-type="float">
            <text:p>217.9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95424" calcext:value-type="float">
            <text:p>217.8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2532" calcext:value-type="float">
            <text:p>217.8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88744" calcext:value-type="float">
            <text:p>217.7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813128" calcext:value-type="float">
            <text:p>217.8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55216" calcext:value-type="float">
            <text:p>217.7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3388" calcext:value-type="float">
            <text:p>217.7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99768" calcext:value-type="float">
            <text:p>217.5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47952" calcext:value-type="float">
            <text:p>217.5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47952" calcext:value-type="float">
            <text:p>217.5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30248" calcext:value-type="float">
            <text:p>217.6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63776" calcext:value-type="float">
            <text:p>217.6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75968" calcext:value-type="float">
            <text:p>217.6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38808" calcext:value-type="float">
            <text:p>217.5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53464" calcext:value-type="float">
            <text:p>217.4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336" calcext:value-type="float">
            <text:p>217.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98016" calcext:value-type="float">
            <text:p>217.2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43152" calcext:value-type="float">
            <text:p>217.2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94384" calcext:value-type="float">
            <text:p>217.1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2428" calcext:value-type="float">
            <text:p>217.1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6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0904" calcext:value-type="float">
            <text:p>217.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21232" calcext:value-type="float">
            <text:p>217.1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1572" calcext:value-type="float">
            <text:p>217.2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34592" calcext:value-type="float">
            <text:p>217.3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3952" calcext:value-type="float">
            <text:p>217.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05992" calcext:value-type="float">
            <text:p>217.1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30376" calcext:value-type="float">
            <text:p>217.1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8184" calcext:value-type="float">
            <text:p>217.1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45032" calcext:value-type="float">
            <text:p>217.0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05992" calcext:value-type="float">
            <text:p>217.1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27912" calcext:value-type="float">
            <text:p>217.2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88288" calcext:value-type="float">
            <text:p>217.1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5136" calcext:value-type="float">
            <text:p>217.1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5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99896" calcext:value-type="float">
            <text:p>217.0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30376" calcext:value-type="float">
            <text:p>217.1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84072" calcext:value-type="float">
            <text:p>216.9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38936" calcext:value-type="float">
            <text:p>217.0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7856" calcext:value-type="float">
            <text:p>217.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27912" calcext:value-type="float">
            <text:p>217.2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12672" calcext:value-type="float">
            <text:p>217.2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73048" calcext:value-type="float">
            <text:p>217.1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99896" calcext:value-type="float">
            <text:p>217.0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4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1712" calcext:value-type="float">
            <text:p>217.1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2428" calcext:value-type="float">
            <text:p>217.1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9312" calcext:value-type="float">
            <text:p>216.9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23112" calcext:value-type="float">
            <text:p>216.9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8044" calcext:value-type="float">
            <text:p>216.8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3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8248" calcext:value-type="float">
            <text:p>216.8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32256" calcext:value-type="float">
            <text:p>216.9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3696" calcext:value-type="float">
            <text:p>217.0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0904" calcext:value-type="float">
            <text:p>217.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9312" calcext:value-type="float">
            <text:p>216.9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414" calcext:value-type="float">
            <text:p>216.9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56056" calcext:value-type="float">
            <text:p>216.8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95096" calcext:value-type="float">
            <text:p>216.7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92048" calcext:value-type="float">
            <text:p>216.7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55472" calcext:value-type="float">
            <text:p>216.7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74344" calcext:value-type="float">
            <text:p>216.8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71296" calcext:value-type="float">
            <text:p>216.8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176" calcext:value-type="float">
            <text:p>217.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9792" calcext:value-type="float">
            <text:p>217.0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0168" calcext:value-type="float">
            <text:p>216.9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0648" calcext:value-type="float">
            <text:p>217.0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62736" calcext:value-type="float">
            <text:p>216.9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0236" calcext:value-type="float">
            <text:p>217.0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1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98144" calcext:value-type="float">
            <text:p>216.7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2804" calcext:value-type="float">
            <text:p>216.7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8044" calcext:value-type="float">
            <text:p>216.8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11504" calcext:value-type="float">
            <text:p>217.0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1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54176" calcext:value-type="float">
            <text:p>217.0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35888" calcext:value-type="float">
            <text:p>217.0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1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21232" calcext:value-type="float">
            <text:p>217.1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18768" calcext:value-type="float">
            <text:p>217.2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1712" calcext:value-type="float">
            <text:p>217.1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48664" calcext:value-type="float">
            <text:p>217.1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0648" calcext:value-type="float">
            <text:p>217.0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414" calcext:value-type="float">
            <text:p>216.9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3592" calcext:value-type="float">
            <text:p>216.9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35888" calcext:value-type="float">
            <text:p>217.0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21232" calcext:value-type="float">
            <text:p>217.1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06576" calcext:value-type="float">
            <text:p>217.2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06576" calcext:value-type="float">
            <text:p>217.2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9728" calcext:value-type="float">
            <text:p>217.2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09624" calcext:value-type="float">
            <text:p>217.2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476" calcext:value-type="float">
            <text:p>217.1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21232" calcext:value-type="float">
            <text:p>217.1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70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6264" calcext:value-type="float">
            <text:p>216.9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32256" calcext:value-type="float">
            <text:p>216.9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9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77392" calcext:value-type="float">
            <text:p>216.8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9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92048" calcext:value-type="float">
            <text:p>216.7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4996" calcext:value-type="float">
            <text:p>216.8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44448" calcext:value-type="float">
            <text:p>216.9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9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3216" calcext:value-type="float">
            <text:p>216.9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6744" calcext:value-type="float">
            <text:p>217.0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33424" calcext:value-type="float">
            <text:p>217.1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63904" calcext:value-type="float">
            <text:p>217.1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9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3632" calcext:value-type="float">
            <text:p>217.2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85824" calcext:value-type="float">
            <text:p>217.2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3764" calcext:value-type="float">
            <text:p>217.3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18768" calcext:value-type="float">
            <text:p>217.2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12672" calcext:value-type="float">
            <text:p>217.2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10208" calcext:value-type="float">
            <text:p>217.3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58976" calcext:value-type="float">
            <text:p>217.3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41272" calcext:value-type="float">
            <text:p>217.4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8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50416" calcext:value-type="float">
            <text:p>217.4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63192" calcext:value-type="float">
            <text:p>217.5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80896" calcext:value-type="float">
            <text:p>217.4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71752" calcext:value-type="float">
            <text:p>217.4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9456" calcext:value-type="float">
            <text:p>217.3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58392" calcext:value-type="float">
            <text:p>217.2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88288" calcext:value-type="float">
            <text:p>217.1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90752" calcext:value-type="float">
            <text:p>217.0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8184" calcext:value-type="float">
            <text:p>217.1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37056" calcext:value-type="float">
            <text:p>217.2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9728" calcext:value-type="float">
            <text:p>217.2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7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26032" calcext:value-type="float">
            <text:p>217.4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63192" calcext:value-type="float">
            <text:p>217.5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39392" calcext:value-type="float">
            <text:p>217.6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41856" calcext:value-type="float">
            <text:p>217.5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35176" calcext:value-type="float">
            <text:p>217.4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0716" calcext:value-type="float">
            <text:p>217.3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79144" calcext:value-type="float">
            <text:p>217.1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2088" calcext:value-type="float">
            <text:p>217.1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476" calcext:value-type="float">
            <text:p>217.1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63904" calcext:value-type="float">
            <text:p>217.1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21816" calcext:value-type="float">
            <text:p>217.2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52296" calcext:value-type="float">
            <text:p>217.2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3632" calcext:value-type="float">
            <text:p>217.2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25448" calcext:value-type="float">
            <text:p>217.3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668" calcext:value-type="float">
            <text:p>217.2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68832" calcext:value-type="float">
            <text:p>216.9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9568" calcext:value-type="float">
            <text:p>216.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3472" calcext:value-type="float">
            <text:p>216.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9568" calcext:value-type="float">
            <text:p>216.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72464" calcext:value-type="float">
            <text:p>217.0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4432" calcext:value-type="float">
            <text:p>217.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38808" calcext:value-type="float">
            <text:p>217.5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65656" calcext:value-type="float">
            <text:p>217.4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28496" calcext:value-type="float">
            <text:p>217.3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01064" calcext:value-type="float">
            <text:p>217.3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26032" calcext:value-type="float">
            <text:p>217.4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41856" calcext:value-type="float">
            <text:p>217.5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08912" calcext:value-type="float">
            <text:p>217.6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85696" calcext:value-type="float">
            <text:p>217.7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796" calcext:value-type="float">
            <text:p>217.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62608" calcext:value-type="float">
            <text:p>217.4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6812" calcext:value-type="float">
            <text:p>217.3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9832" calcext:value-type="float">
            <text:p>217.3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748" calcext:value-type="float">
            <text:p>217.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63192" calcext:value-type="float">
            <text:p>217.5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15008" calcext:value-type="float">
            <text:p>217.6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3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6812" calcext:value-type="float">
            <text:p>217.3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3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88744" calcext:value-type="float">
            <text:p>217.7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94256" calcext:value-type="float">
            <text:p>217.6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63776" calcext:value-type="float">
            <text:p>217.6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29664" calcext:value-type="float">
            <text:p>217.5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22984" calcext:value-type="float">
            <text:p>217.4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0688" calcext:value-type="float">
            <text:p>217.3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6144" calcext:value-type="float">
            <text:p>217.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3096" calcext:value-type="float">
            <text:p>217.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6408" calcext:value-type="float">
            <text:p>217.3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77848" calcext:value-type="float">
            <text:p>217.4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93672" calcext:value-type="float">
            <text:p>217.5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45488" calcext:value-type="float">
            <text:p>217.6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727784" calcext:value-type="float">
            <text:p>217.7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26032" calcext:value-type="float">
            <text:p>217.4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97304" calcext:value-type="float">
            <text:p>217.6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75384" calcext:value-type="float">
            <text:p>217.5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41272" calcext:value-type="float">
            <text:p>217.4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1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26032" calcext:value-type="float">
            <text:p>217.4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96136" calcext:value-type="float">
            <text:p>217.4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608912" calcext:value-type="float">
            <text:p>217.6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93672" calcext:value-type="float">
            <text:p>217.5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590624" calcext:value-type="float">
            <text:p>217.5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86992" calcext:value-type="float">
            <text:p>217.4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19936" calcext:value-type="float">
            <text:p>217.4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224" calcext:value-type="float">
            <text:p>217.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58392" calcext:value-type="float">
            <text:p>217.2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27328" calcext:value-type="float">
            <text:p>217.1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43152" calcext:value-type="float">
            <text:p>217.2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6784" calcext:value-type="float">
            <text:p>217.3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9004" calcext:value-type="float">
            <text:p>217.4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4432" calcext:value-type="float">
            <text:p>217.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07744" calcext:value-type="float">
            <text:p>217.4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3632" calcext:value-type="float">
            <text:p>217.2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52296" calcext:value-type="float">
            <text:p>217.2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55344" calcext:value-type="float">
            <text:p>217.2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37056" calcext:value-type="float">
            <text:p>217.2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3632" calcext:value-type="float">
            <text:p>217.2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37056" calcext:value-type="float">
            <text:p>217.2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37056" calcext:value-type="float">
            <text:p>217.2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0048" calcext:value-type="float">
            <text:p>217.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76096" calcext:value-type="float">
            <text:p>217.1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6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88288" calcext:value-type="float">
            <text:p>217.1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27328" calcext:value-type="float">
            <text:p>217.1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8184" calcext:value-type="float">
            <text:p>217.1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476" calcext:value-type="float">
            <text:p>217.1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45616" calcext:value-type="float">
            <text:p>217.1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8184" calcext:value-type="float">
            <text:p>217.1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3952" calcext:value-type="float">
            <text:p>217.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0904" calcext:value-type="float">
            <text:p>217.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57224" calcext:value-type="float">
            <text:p>217.0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69416" calcext:value-type="float">
            <text:p>217.0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176" calcext:value-type="float">
            <text:p>217.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51128" calcext:value-type="float">
            <text:p>217.0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6332" calcext:value-type="float">
            <text:p>217.0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41984" calcext:value-type="float">
            <text:p>217.0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176" calcext:value-type="float">
            <text:p>217.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0648" calcext:value-type="float">
            <text:p>217.0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0648" calcext:value-type="float">
            <text:p>217.0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38936" calcext:value-type="float">
            <text:p>217.0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60272" calcext:value-type="float">
            <text:p>217.0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81608" calcext:value-type="float">
            <text:p>217.0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96848" calcext:value-type="float">
            <text:p>217.0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99896" calcext:value-type="float">
            <text:p>217.0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476" calcext:value-type="float">
            <text:p>217.1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91336" calcext:value-type="float">
            <text:p>217.1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18768" calcext:value-type="float">
            <text:p>217.2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27912" calcext:value-type="float">
            <text:p>217.2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52296" calcext:value-type="float">
            <text:p>217.2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88872" calcext:value-type="float">
            <text:p>217.2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01064" calcext:value-type="float">
            <text:p>217.3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19352" calcext:value-type="float">
            <text:p>217.3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3736" calcext:value-type="float">
            <text:p>217.3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58976" calcext:value-type="float">
            <text:p>217.3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6812" calcext:value-type="float">
            <text:p>217.3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0312" calcext:value-type="float">
            <text:p>217.3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74216" calcext:value-type="float">
            <text:p>217.3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336" calcext:value-type="float">
            <text:p>217.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01648" calcext:value-type="float">
            <text:p>217.4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986" calcext:value-type="float">
            <text:p>217.3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2908" calcext:value-type="float">
            <text:p>217.4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19936" calcext:value-type="float">
            <text:p>217.4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50416" calcext:value-type="float">
            <text:p>217.4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50416" calcext:value-type="float">
            <text:p>217.4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19936" calcext:value-type="float">
            <text:p>217.4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38224" calcext:value-type="float">
            <text:p>217.4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53464" calcext:value-type="float">
            <text:p>217.4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53464" calcext:value-type="float">
            <text:p>217.4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71752" calcext:value-type="float">
            <text:p>217.4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62608" calcext:value-type="float">
            <text:p>217.4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53464" calcext:value-type="float">
            <text:p>217.4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71752" calcext:value-type="float">
            <text:p>217.4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38224" calcext:value-type="float">
            <text:p>217.4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4432" calcext:value-type="float">
            <text:p>217.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07744" calcext:value-type="float">
            <text:p>217.4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01648" calcext:value-type="float">
            <text:p>217.4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986" calcext:value-type="float">
            <text:p>217.3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336" calcext:value-type="float">
            <text:p>217.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0312" calcext:value-type="float">
            <text:p>217.3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62024" calcext:value-type="float">
            <text:p>217.3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77264" calcext:value-type="float">
            <text:p>217.3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9832" calcext:value-type="float">
            <text:p>217.3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71168" calcext:value-type="float">
            <text:p>217.3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6784" calcext:value-type="float">
            <text:p>217.3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28496" calcext:value-type="float">
            <text:p>217.3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85824" calcext:value-type="float">
            <text:p>217.2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94968" calcext:value-type="float">
            <text:p>217.2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67536" calcext:value-type="float">
            <text:p>217.2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3096" calcext:value-type="float">
            <text:p>217.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09624" calcext:value-type="float">
            <text:p>217.2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91336" calcext:value-type="float">
            <text:p>217.1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0048" calcext:value-type="float">
            <text:p>217.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88288" calcext:value-type="float">
            <text:p>217.1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1712" calcext:value-type="float">
            <text:p>217.1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2428" calcext:value-type="float">
            <text:p>217.1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3952" calcext:value-type="float">
            <text:p>217.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2428" calcext:value-type="float">
            <text:p>217.1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75512" calcext:value-type="float">
            <text:p>217.0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02944" calcext:value-type="float">
            <text:p>217.1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38936" calcext:value-type="float">
            <text:p>217.0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45032" calcext:value-type="float">
            <text:p>217.0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38936" calcext:value-type="float">
            <text:p>217.0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9792" calcext:value-type="float">
            <text:p>217.0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6264" calcext:value-type="float">
            <text:p>216.9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6264" calcext:value-type="float">
            <text:p>216.9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77976" calcext:value-type="float">
            <text:p>216.9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6264" calcext:value-type="float">
            <text:p>216.9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0168" calcext:value-type="float">
            <text:p>216.9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44448" calcext:value-type="float">
            <text:p>216.9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3216" calcext:value-type="float">
            <text:p>216.9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6264" calcext:value-type="float">
            <text:p>216.9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0236" calcext:value-type="float">
            <text:p>217.0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4808" calcext:value-type="float">
            <text:p>217.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41984" calcext:value-type="float">
            <text:p>217.0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54176" calcext:value-type="float">
            <text:p>217.0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6332" calcext:value-type="float">
            <text:p>217.0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7856" calcext:value-type="float">
            <text:p>217.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0904" calcext:value-type="float">
            <text:p>217.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33424" calcext:value-type="float">
            <text:p>217.1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476" calcext:value-type="float">
            <text:p>217.1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82192" calcext:value-type="float">
            <text:p>217.1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03528" calcext:value-type="float">
            <text:p>217.2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1572" calcext:value-type="float">
            <text:p>217.2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27912" calcext:value-type="float">
            <text:p>217.2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43152" calcext:value-type="float">
            <text:p>217.2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55344" calcext:value-type="float">
            <text:p>217.2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668" calcext:value-type="float">
            <text:p>217.2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88872" calcext:value-type="float">
            <text:p>217.2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668" calcext:value-type="float">
            <text:p>217.2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04112" calcext:value-type="float">
            <text:p>217.3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224" calcext:value-type="float">
            <text:p>217.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0688" calcext:value-type="float">
            <text:p>217.3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55928" calcext:value-type="float">
            <text:p>217.3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336" calcext:value-type="float">
            <text:p>217.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04696" calcext:value-type="float">
            <text:p>217.4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2908" calcext:value-type="float">
            <text:p>217.4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2908" calcext:value-type="float">
            <text:p>217.4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2908" calcext:value-type="float">
            <text:p>217.4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35176" calcext:value-type="float">
            <text:p>217.4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1384" calcext:value-type="float">
            <text:p>217.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07744" calcext:value-type="float">
            <text:p>217.4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95552" calcext:value-type="float">
            <text:p>217.3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74216" calcext:value-type="float">
            <text:p>217.3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5288" calcext:value-type="float">
            <text:p>217.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9832" calcext:value-type="float">
            <text:p>217.3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31544" calcext:value-type="float">
            <text:p>217.3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9192" calcext:value-type="float">
            <text:p>217.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67536" calcext:value-type="float">
            <text:p>217.2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55344" calcext:value-type="float">
            <text:p>217.2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3096" calcext:value-type="float">
            <text:p>217.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06576" calcext:value-type="float">
            <text:p>217.2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09624" calcext:value-type="float">
            <text:p>217.2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8524" calcext:value-type="float">
            <text:p>217.1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7" calcext:value-type="float">
            <text:p>217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3952" calcext:value-type="float">
            <text:p>217.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63904" calcext:value-type="float">
            <text:p>217.1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36472" calcext:value-type="float">
            <text:p>217.1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5136" calcext:value-type="float">
            <text:p>217.1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938" calcext:value-type="float">
            <text:p>217.0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3696" calcext:value-type="float">
            <text:p>217.0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57224" calcext:value-type="float">
            <text:p>217.0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176" calcext:value-type="float">
            <text:p>217.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08456" calcext:value-type="float">
            <text:p>217.0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05408" calcext:value-type="float">
            <text:p>217.0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14552" calcext:value-type="float">
            <text:p>217.0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84072" calcext:value-type="float">
            <text:p>216.9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9688" calcext:value-type="float">
            <text:p>216.9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23112" calcext:value-type="float">
            <text:p>216.9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29208" calcext:value-type="float">
            <text:p>216.9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44448" calcext:value-type="float">
            <text:p>216.9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77392" calcext:value-type="float">
            <text:p>216.8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98728" calcext:value-type="float">
            <text:p>216.8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83488" calcext:value-type="float">
            <text:p>216.8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8248" calcext:value-type="float">
            <text:p>216.8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28624" calcext:value-type="float">
            <text:p>216.8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92048" calcext:value-type="float">
            <text:p>216.7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31672" calcext:value-type="float">
            <text:p>216.8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28624" calcext:value-type="float">
            <text:p>216.8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13384" calcext:value-type="float">
            <text:p>216.8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3472" calcext:value-type="float">
            <text:p>216.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16432" calcext:value-type="float">
            <text:p>216.8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4996" calcext:value-type="float">
            <text:p>216.8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8044" calcext:value-type="float">
            <text:p>216.8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89584" calcext:value-type="float">
            <text:p>216.8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35304" calcext:value-type="float">
            <text:p>216.9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44448" calcext:value-type="float">
            <text:p>216.9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62736" calcext:value-type="float">
            <text:p>216.9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9312" calcext:value-type="float">
            <text:p>216.9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6744" calcext:value-type="float">
            <text:p>217.0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54176" calcext:value-type="float">
            <text:p>217.0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66368" calcext:value-type="float">
            <text:p>217.0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7856" calcext:value-type="float">
            <text:p>217.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96848" calcext:value-type="float">
            <text:p>217.0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2088" calcext:value-type="float">
            <text:p>217.1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21232" calcext:value-type="float">
            <text:p>217.1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36472" calcext:value-type="float">
            <text:p>217.1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7808" calcext:value-type="float">
            <text:p>217.1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63904" calcext:value-type="float">
            <text:p>217.1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82192" calcext:value-type="float">
            <text:p>217.1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09624" calcext:value-type="float">
            <text:p>217.2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12672" calcext:value-type="float">
            <text:p>217.2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27912" calcext:value-type="float">
            <text:p>217.2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43152" calcext:value-type="float">
            <text:p>217.2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67536" calcext:value-type="float">
            <text:p>217.2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3632" calcext:value-type="float">
            <text:p>217.2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82776" calcext:value-type="float">
            <text:p>217.2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95552" calcext:value-type="float">
            <text:p>217.3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0312" calcext:value-type="float">
            <text:p>217.3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6784" calcext:value-type="float">
            <text:p>217.3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0688" calcext:value-type="float">
            <text:p>217.3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10208" calcext:value-type="float">
            <text:p>217.3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67536" calcext:value-type="float">
            <text:p>217.2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9728" calcext:value-type="float">
            <text:p>217.2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0584" calcext:value-type="float">
            <text:p>217.2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58392" calcext:value-type="float">
            <text:p>217.2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55344" calcext:value-type="float">
            <text:p>217.2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34008" calcext:value-type="float">
            <text:p>217.2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9792" calcext:value-type="float">
            <text:p>217.0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4808" calcext:value-type="float">
            <text:p>217.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51128" calcext:value-type="float">
            <text:p>217.0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41984" calcext:value-type="float">
            <text:p>217.0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3216" calcext:value-type="float">
            <text:p>216.9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65784" calcext:value-type="float">
            <text:p>216.9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20064" calcext:value-type="float">
            <text:p>216.9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20064" calcext:value-type="float">
            <text:p>216.9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47496" calcext:value-type="float">
            <text:p>216.9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38352" calcext:value-type="float">
            <text:p>216.9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23112" calcext:value-type="float">
            <text:p>216.9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92632" calcext:value-type="float">
            <text:p>216.8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23112" calcext:value-type="float">
            <text:p>216.9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92632" calcext:value-type="float">
            <text:p>216.8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53008" calcext:value-type="float">
            <text:p>216.8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53008" calcext:value-type="float">
            <text:p>216.8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83488" calcext:value-type="float">
            <text:p>216.8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17016" calcext:value-type="float">
            <text:p>216.9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04824" calcext:value-type="float">
            <text:p>216.9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17016" calcext:value-type="float">
            <text:p>216.9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35304" calcext:value-type="float">
            <text:p>216.9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32256" calcext:value-type="float">
            <text:p>216.9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62736" calcext:value-type="float">
            <text:p>216.9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7188" calcext:value-type="float">
            <text:p>216.9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8712" calcext:value-type="float">
            <text:p>216.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0648" calcext:value-type="float">
            <text:p>217.0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3284" calcext:value-type="float">
            <text:p>217.0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4808" calcext:value-type="float">
            <text:p>217.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57224" calcext:value-type="float">
            <text:p>217.0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90752" calcext:value-type="float">
            <text:p>217.0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2088" calcext:value-type="float">
            <text:p>217.1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45616" calcext:value-type="float">
            <text:p>217.1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476" calcext:value-type="float">
            <text:p>217.1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60856" calcext:value-type="float">
            <text:p>217.1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73048" calcext:value-type="float">
            <text:p>217.1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8524" calcext:value-type="float">
            <text:p>217.1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94384" calcext:value-type="float">
            <text:p>217.1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94384" calcext:value-type="float">
            <text:p>217.1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0584" calcext:value-type="float">
            <text:p>217.2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0584" calcext:value-type="float">
            <text:p>217.2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70584" calcext:value-type="float">
            <text:p>217.2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85824" calcext:value-type="float">
            <text:p>217.2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0716" calcext:value-type="float">
            <text:p>217.3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0688" calcext:value-type="float">
            <text:p>217.3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62024" calcext:value-type="float">
            <text:p>217.3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336" calcext:value-type="float">
            <text:p>217.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95552" calcext:value-type="float">
            <text:p>217.3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10792" calcext:value-type="float">
            <text:p>217.4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410792" calcext:value-type="float">
            <text:p>217.4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0312" calcext:value-type="float">
            <text:p>217.3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86408" calcext:value-type="float">
            <text:p>217.3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74216" calcext:value-type="float">
            <text:p>217.3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74216" calcext:value-type="float">
            <text:p>217.3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71168" calcext:value-type="float">
            <text:p>217.3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49832" calcext:value-type="float">
            <text:p>217.3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19352" calcext:value-type="float">
            <text:p>217.3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19352" calcext:value-type="float">
            <text:p>217.3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94384" calcext:value-type="float">
            <text:p>217.1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66952" calcext:value-type="float">
            <text:p>217.1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2088" calcext:value-type="float">
            <text:p>217.1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12088" calcext:value-type="float">
            <text:p>217.1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99896" calcext:value-type="float">
            <text:p>217.0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84656" calcext:value-type="float">
            <text:p>217.0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66368" calcext:value-type="float">
            <text:p>217.0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14552" calcext:value-type="float">
            <text:p>217.0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05408" calcext:value-type="float">
            <text:p>217.0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84072" calcext:value-type="float">
            <text:p>216.9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3592" calcext:value-type="float">
            <text:p>216.9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3592" calcext:value-type="float">
            <text:p>216.9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01776" calcext:value-type="float">
            <text:p>216.9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98728" calcext:value-type="float">
            <text:p>216.8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89584" calcext:value-type="float">
            <text:p>216.8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2152" calcext:value-type="float">
            <text:p>216.8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56056" calcext:value-type="float">
            <text:p>216.8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01192" calcext:value-type="float">
            <text:p>216.8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2152" calcext:value-type="float">
            <text:p>216.8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56056" calcext:value-type="float">
            <text:p>216.8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95096" calcext:value-type="float">
            <text:p>216.7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53008" calcext:value-type="float">
            <text:p>216.8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2152" calcext:value-type="float">
            <text:p>216.8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2152" calcext:value-type="float">
            <text:p>216.8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43864" calcext:value-type="float">
            <text:p>216.8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8248" calcext:value-type="float">
            <text:p>216.8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83488" calcext:value-type="float">
            <text:p>216.8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86536" calcext:value-type="float">
            <text:p>216.8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98728" calcext:value-type="float">
            <text:p>216.8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20064" calcext:value-type="float">
            <text:p>216.9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44448" calcext:value-type="float">
            <text:p>216.9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9688" calcext:value-type="float">
            <text:p>216.9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65784" calcext:value-type="float">
            <text:p>216.9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74928" calcext:value-type="float">
            <text:p>216.9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3216" calcext:value-type="float">
            <text:p>216.9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3284" calcext:value-type="float">
            <text:p>217.0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57224" calcext:value-type="float">
            <text:p>217.0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60272" calcext:value-type="float">
            <text:p>217.0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72464" calcext:value-type="float">
            <text:p>217.0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69416" calcext:value-type="float">
            <text:p>217.0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84656" calcext:value-type="float">
            <text:p>217.0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90752" calcext:value-type="float">
            <text:p>217.0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96848" calcext:value-type="float">
            <text:p>217.0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27328" calcext:value-type="float">
            <text:p>217.1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30376" calcext:value-type="float">
            <text:p>217.1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476" calcext:value-type="float">
            <text:p>217.1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82192" calcext:value-type="float">
            <text:p>217.1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88288" calcext:value-type="float">
            <text:p>217.1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97432" calcext:value-type="float">
            <text:p>217.1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06576" calcext:value-type="float">
            <text:p>217.2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12672" calcext:value-type="float">
            <text:p>217.2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67536" calcext:value-type="float">
            <text:p>217.2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40104" calcext:value-type="float">
            <text:p>217.2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462" calcext:value-type="float">
            <text:p>217.2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462" calcext:value-type="float">
            <text:p>217.2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58392" calcext:value-type="float">
            <text:p>217.2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67536" calcext:value-type="float">
            <text:p>217.2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206576" calcext:value-type="float">
            <text:p>217.2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82192" calcext:value-type="float">
            <text:p>217.1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60856" calcext:value-type="float">
            <text:p>217.1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66952" calcext:value-type="float">
            <text:p>217.1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60856" calcext:value-type="float">
            <text:p>217.1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36472" calcext:value-type="float">
            <text:p>217.1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157808" calcext:value-type="float">
            <text:p>217.1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17016" calcext:value-type="float">
            <text:p>216.9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46912" calcext:value-type="float">
            <text:p>216.8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70712" calcext:value-type="float">
            <text:p>216.7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64616" calcext:value-type="float">
            <text:p>216.7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7376" calcext:value-type="float">
            <text:p>216.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5852" calcext:value-type="float">
            <text:p>216.7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2804" calcext:value-type="float">
            <text:p>216.7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34136" calcext:value-type="float">
            <text:p>216.7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85368" calcext:value-type="float">
            <text:p>216.6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128" calcext:value-type="float">
            <text:p>216.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06704" calcext:value-type="float">
            <text:p>216.7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88416" calcext:value-type="float">
            <text:p>216.6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8232" calcext:value-type="float">
            <text:p>216.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06704" calcext:value-type="float">
            <text:p>216.7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76224" calcext:value-type="float">
            <text:p>216.6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48792" calcext:value-type="float">
            <text:p>216.6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70128" calcext:value-type="float">
            <text:p>216.6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9756" calcext:value-type="float">
            <text:p>216.6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79272" calcext:value-type="float">
            <text:p>216.6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09752" calcext:value-type="float">
            <text:p>216.7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31088" calcext:value-type="float">
            <text:p>216.7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40232" calcext:value-type="float">
            <text:p>216.7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40232" calcext:value-type="float">
            <text:p>216.7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76808" calcext:value-type="float">
            <text:p>216.7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0424" calcext:value-type="float">
            <text:p>216.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82904" calcext:value-type="float">
            <text:p>216.7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25576" calcext:value-type="float">
            <text:p>216.8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56056" calcext:value-type="float">
            <text:p>216.8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8248" calcext:value-type="float">
            <text:p>216.8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98728" calcext:value-type="float">
            <text:p>216.8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07872" calcext:value-type="float">
            <text:p>216.9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23112" calcext:value-type="float">
            <text:p>216.9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38352" calcext:value-type="float">
            <text:p>216.9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8712" calcext:value-type="float">
            <text:p>216.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3216" calcext:value-type="float">
            <text:p>216.9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11504" calcext:value-type="float">
            <text:p>217.0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11504" calcext:value-type="float">
            <text:p>217.0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29792" calcext:value-type="float">
            <text:p>217.0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41984" calcext:value-type="float">
            <text:p>217.0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41984" calcext:value-type="float">
            <text:p>217.0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69416" calcext:value-type="float">
            <text:p>217.0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87704" calcext:value-type="float">
            <text:p>217.0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8712" calcext:value-type="float">
            <text:p>216.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0168" calcext:value-type="float">
            <text:p>216.9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9312" calcext:value-type="float">
            <text:p>216.9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0236" calcext:value-type="float">
            <text:p>217.0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93216" calcext:value-type="float">
            <text:p>216.9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3592" calcext:value-type="float">
            <text:p>216.9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65784" calcext:value-type="float">
            <text:p>216.9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81024" calcext:value-type="float">
            <text:p>216.9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81024" calcext:value-type="float">
            <text:p>216.9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0544" calcext:value-type="float">
            <text:p>216.9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01776" calcext:value-type="float">
            <text:p>216.9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52" calcext:value-type="float">
            <text:p>216.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71296" calcext:value-type="float">
            <text:p>216.8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28624" calcext:value-type="float">
            <text:p>216.8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16432" calcext:value-type="float">
            <text:p>216.8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61568" calcext:value-type="float">
            <text:p>216.7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13384" calcext:value-type="float">
            <text:p>216.8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37184" calcext:value-type="float">
            <text:p>216.7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04824" calcext:value-type="float">
            <text:p>216.9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86536" calcext:value-type="float">
            <text:p>216.8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86536" calcext:value-type="float">
            <text:p>216.8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53008" calcext:value-type="float">
            <text:p>216.8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01192" calcext:value-type="float">
            <text:p>216.8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76808" calcext:value-type="float">
            <text:p>216.7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55472" calcext:value-type="float">
            <text:p>216.7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61568" calcext:value-type="float">
            <text:p>216.7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4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94512" calcext:value-type="float">
            <text:p>216.6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18896" calcext:value-type="float">
            <text:p>216.7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24992" calcext:value-type="float">
            <text:p>216.7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88416" calcext:value-type="float">
            <text:p>216.6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6708" calcext:value-type="float">
            <text:p>216.6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33552" calcext:value-type="float">
            <text:p>216.6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27456" calcext:value-type="float">
            <text:p>216.6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63448" calcext:value-type="float">
            <text:p>216.5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9088" calcext:value-type="float">
            <text:p>216.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54304" calcext:value-type="float">
            <text:p>216.5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78688" calcext:value-type="float">
            <text:p>216.5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57352" calcext:value-type="float">
            <text:p>216.5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05536" calcext:value-type="float">
            <text:p>216.5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63448" calcext:value-type="float">
            <text:p>216.5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604" calcext:value-type="float">
            <text:p>216.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26872" calcext:value-type="float">
            <text:p>216.5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54304" calcext:value-type="float">
            <text:p>216.5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57352" calcext:value-type="float">
            <text:p>216.5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87832" calcext:value-type="float">
            <text:p>216.5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7564" calcext:value-type="float">
            <text:p>216.5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7564" calcext:value-type="float">
            <text:p>216.5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15264" calcext:value-type="float">
            <text:p>216.6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27456" calcext:value-type="float">
            <text:p>216.6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57936" calcext:value-type="float">
            <text:p>216.6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57936" calcext:value-type="float">
            <text:p>216.6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64032" calcext:value-type="float">
            <text:p>216.6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88416" calcext:value-type="float">
            <text:p>216.6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15848" calcext:value-type="float">
            <text:p>216.7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46328" calcext:value-type="float">
            <text:p>216.7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70712" calcext:value-type="float">
            <text:p>216.7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82904" calcext:value-type="float">
            <text:p>216.7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89" calcext:value-type="float">
            <text:p>216.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1948" calcext:value-type="float">
            <text:p>216.8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25576" calcext:value-type="float">
            <text:p>216.8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40816" calcext:value-type="float">
            <text:p>216.8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59104" calcext:value-type="float">
            <text:p>216.8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2152" calcext:value-type="float">
            <text:p>216.8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74344" calcext:value-type="float">
            <text:p>216.8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71296" calcext:value-type="float">
            <text:p>216.8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9568" calcext:value-type="float">
            <text:p>216.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01776" calcext:value-type="float">
            <text:p>216.9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32256" calcext:value-type="float">
            <text:p>216.9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29208" calcext:value-type="float">
            <text:p>216.9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35304" calcext:value-type="float">
            <text:p>216.9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3592" calcext:value-type="float">
            <text:p>216.9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62736" calcext:value-type="float">
            <text:p>216.9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3592" calcext:value-type="float">
            <text:p>216.9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74928" calcext:value-type="float">
            <text:p>216.9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7188" calcext:value-type="float">
            <text:p>216.9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77976" calcext:value-type="float">
            <text:p>216.9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77976" calcext:value-type="float">
            <text:p>216.9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20064" calcext:value-type="float">
            <text:p>216.9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44448" calcext:value-type="float">
            <text:p>216.9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20064" calcext:value-type="float">
            <text:p>216.9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04824" calcext:value-type="float">
            <text:p>216.9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2152" calcext:value-type="float">
            <text:p>216.8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53008" calcext:value-type="float">
            <text:p>216.8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4996" calcext:value-type="float">
            <text:p>216.8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28624" calcext:value-type="float">
            <text:p>216.8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89" calcext:value-type="float">
            <text:p>216.7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82904" calcext:value-type="float">
            <text:p>216.7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7376" calcext:value-type="float">
            <text:p>216.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79856" calcext:value-type="float">
            <text:p>216.7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24992" calcext:value-type="float">
            <text:p>216.7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70712" calcext:value-type="float">
            <text:p>216.7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40232" calcext:value-type="float">
            <text:p>216.7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46328" calcext:value-type="float">
            <text:p>216.7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128" calcext:value-type="float">
            <text:p>216.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88416" calcext:value-type="float">
            <text:p>216.6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8232" calcext:value-type="float">
            <text:p>216.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24408" calcext:value-type="float">
            <text:p>216.6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72592" calcext:value-type="float">
            <text:p>216.5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27456" calcext:value-type="float">
            <text:p>216.6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03072" calcext:value-type="float">
            <text:p>216.6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4516" calcext:value-type="float">
            <text:p>216.5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36016" calcext:value-type="float">
            <text:p>216.5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36016" calcext:value-type="float">
            <text:p>216.5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87248" calcext:value-type="float">
            <text:p>216.4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87248" calcext:value-type="float">
            <text:p>216.4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17144" calcext:value-type="float">
            <text:p>216.4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11048" calcext:value-type="float">
            <text:p>216.4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4952" calcext:value-type="float">
            <text:p>216.4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11048" calcext:value-type="float">
            <text:p>216.4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7752" calcext:value-type="float">
            <text:p>216.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71424" calcext:value-type="float">
            <text:p>216.3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4704" calcext:value-type="float">
            <text:p>216.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4952" calcext:value-type="float">
            <text:p>216.4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98856" calcext:value-type="float">
            <text:p>216.3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6228" calcext:value-type="float">
            <text:p>216.3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95808" calcext:value-type="float">
            <text:p>216.3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95808" calcext:value-type="float">
            <text:p>216.3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89712" calcext:value-type="float">
            <text:p>216.3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4952" calcext:value-type="float">
            <text:p>216.4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1904" calcext:value-type="float">
            <text:p>216.4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20192" calcext:value-type="float">
            <text:p>216.4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41528" calcext:value-type="float">
            <text:p>216.4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44576" calcext:value-type="float">
            <text:p>216.4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72008" calcext:value-type="float">
            <text:p>216.4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72008" calcext:value-type="float">
            <text:p>216.4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39064" calcext:value-type="float">
            <text:p>216.5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72592" calcext:value-type="float">
            <text:p>216.5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00024" calcext:value-type="float">
            <text:p>216.6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0612" calcext:value-type="float">
            <text:p>216.6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12216" calcext:value-type="float">
            <text:p>216.6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27456" calcext:value-type="float">
            <text:p>216.6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64032" calcext:value-type="float">
            <text:p>216.6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85368" calcext:value-type="float">
            <text:p>216.6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9756" calcext:value-type="float">
            <text:p>216.6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94512" calcext:value-type="float">
            <text:p>216.6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06704" calcext:value-type="float">
            <text:p>216.7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2804" calcext:value-type="float">
            <text:p>216.7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52424" calcext:value-type="float">
            <text:p>216.7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76808" calcext:value-type="float">
            <text:p>216.7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85952" calcext:value-type="float">
            <text:p>216.7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37768" calcext:value-type="float">
            <text:p>216.8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224" calcext:value-type="float">
            <text:p>217.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224" calcext:value-type="float">
            <text:p>217.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3224" calcext:value-type="float">
            <text:p>217.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9688" calcext:value-type="float">
            <text:p>216.9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44448" calcext:value-type="float">
            <text:p>216.9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44448" calcext:value-type="float">
            <text:p>216.9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77976" calcext:value-type="float">
            <text:p>216.9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59688" calcext:value-type="float">
            <text:p>216.9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35304" calcext:value-type="float">
            <text:p>216.9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35304" calcext:value-type="float">
            <text:p>216.9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2616" calcext:value-type="float">
            <text:p>216.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2152" calcext:value-type="float">
            <text:p>216.8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89584" calcext:value-type="float">
            <text:p>216.8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2152" calcext:value-type="float">
            <text:p>216.8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00608" calcext:value-type="float">
            <text:p>216.7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06704" calcext:value-type="float">
            <text:p>216.7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70128" calcext:value-type="float">
            <text:p>216.6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93928" calcext:value-type="float">
            <text:p>216.5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33552" calcext:value-type="float">
            <text:p>216.6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96976" calcext:value-type="float">
            <text:p>216.5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27456" calcext:value-type="float">
            <text:p>216.6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93928" calcext:value-type="float">
            <text:p>216.5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81736" calcext:value-type="float">
            <text:p>216.5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75056" calcext:value-type="float">
            <text:p>216.4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36016" calcext:value-type="float">
            <text:p>216.5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48208" calcext:value-type="float">
            <text:p>216.5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83616" calcext:value-type="float">
            <text:p>216.3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83616" calcext:value-type="float">
            <text:p>216.3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71424" calcext:value-type="float">
            <text:p>216.3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9276" calcext:value-type="float">
            <text:p>216.3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4704" calcext:value-type="float">
            <text:p>216.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74472" calcext:value-type="float">
            <text:p>216.3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6228" calcext:value-type="float">
            <text:p>216.3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80568" calcext:value-type="float">
            <text:p>216.3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20192" calcext:value-type="float">
            <text:p>216.4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2324" calcext:value-type="float">
            <text:p>216.4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5372" calcext:value-type="float">
            <text:p>216.4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9944" calcext:value-type="float">
            <text:p>216.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36016" calcext:value-type="float">
            <text:p>216.5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87832" calcext:value-type="float">
            <text:p>216.5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18312" calcext:value-type="float">
            <text:p>216.6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60984" calcext:value-type="float">
            <text:p>216.6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676224" calcext:value-type="float">
            <text:p>216.6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15848" calcext:value-type="float">
            <text:p>216.7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4328" calcext:value-type="float">
            <text:p>216.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792048" calcext:value-type="float">
            <text:p>216.7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52" calcext:value-type="float">
            <text:p>216.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2152" calcext:value-type="float">
            <text:p>216.8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62152" calcext:value-type="float">
            <text:p>216.8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7.0176" calcext:value-type="float">
            <text:p>217.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886536" calcext:value-type="float">
            <text:p>216.8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019112563201</text:p>
          </table:table-cell>
          <table:table-cell office:value-type="string" calcext:value-type="string">
            <text:p>01S 30E 15BCA1 <text:s text:c="15"/>USGS 14 MV-61</text:p>
          </table:table-cell>
          <table:table-cell office:value-type="string" calcext:value-type="string">
            <text:p>195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917016" calcext:value-type="float">
            <text:p>216.9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958" meta:object-count="0"/>
    <meta:user-defined meta:name="AppVersion">3.0</meta:user-defined>
  </office:meta>
</office:document-meta>
</file>